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analysis-title" style:list-style-name="L1">
      <style:graphic-properties draw:fill-color="#ffffff" draw:auto-grow-height="true" fo:min-height="3.507cm"/>
    </style:style>
    <style:style style:name="pr2" style:family="presentation" style:parent-style-name="prs-analysis-subtitle" style:list-style-name="L5">
      <style:graphic-properties draw:fill-color="#ffffff" draw:auto-grow-height="true" fo:min-height="13.231cm"/>
    </style:style>
    <style:style style:name="pr3" style:family="presentation" style:parent-style-name="prs-analysis-notes" style:list-style-name="L6">
      <style:graphic-properties draw:fill-color="#ffffff" draw:auto-grow-height="true" fo:min-height="13.365cm"/>
    </style:style>
    <style:style style:name="pr4" style:family="presentation" style:parent-style-name="prs-analysis-title">
      <style:graphic-properties draw:fill-color="#ffffff" fo:min-height="3.256cm"/>
    </style:style>
    <style:style style:name="pr5" style:family="presentation" style:parent-style-name="prs-analysis-subtitle">
      <style:graphic-properties draw:fill-color="#ffffff" fo:min-height="12.98cm"/>
    </style:style>
    <style:style style:name="pr6" style:family="presentation" style:parent-style-name="prs-analysis-notes">
      <style:graphic-properties draw:fill-color="#ffffff" fo:min-height="11.1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cm" fo:margin-right="0cm" fo:text-indent="-1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nCardsID -67455659" draw:style-name="dp1" draw:master-page-name="prs-analysis" presentation:presentation-page-layout-name="AL1T0">
        <office:forms form:automatic-focus="false" form:apply-design-mode="false"/>
        <draw:frame presentation:style-name="pr1" draw:text-style-name="P1" draw:layer="layout" svg:width="23.088cm" svg:height="3.507cm" svg:x="3.429cm" svg:y="1.743cm" presentation:class="title">
          <draw:text-box>
            <text:p text:style-name="P1">green</text:p>
          </draw:text-box>
        </draw:frame>
        <draw:frame presentation:style-name="pr2" draw:text-style-name="P1" draw:layer="layout" svg:width="22.577cm" svg:height="13.231cm" svg:x="4.469cm" svg:y="7.483cm" presentation:class="subtitle">
          <draw:text-box>
            <text:p text:style-name="P1">grue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OpenCardsID 622655865" draw:style-name="dp1" draw:master-page-name="prs-analysis" presentation:presentation-page-layout-name="AL1T0">
        <office:forms form:automatic-focus="false" form:apply-design-mode="false"/>
        <draw:frame presentation:style-name="pr4" draw:text-style-name="P3" draw:layer="layout" svg:width="23.088cm" svg:height="3.256cm" svg:x="3.429cm" svg:y="1.868cm" presentation:class="title">
          <draw:text-box>
            <text:p text:style-name="P3">red</text:p>
          </draw:text-box>
        </draw:frame>
        <draw:frame presentation:style-name="pr5" draw:text-style-name="P2" draw:layer="layout" svg:width="22.577cm" svg:height="12.98cm" svg:x="4.469cm" svg:y="7.608cm" presentation:class="subtitle">
          <draw:text-box>
            <text:p text:style-name="P2">rot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1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OpenCardsID 1660528115" draw:style-name="dp1" draw:master-page-name="prs-analysis" presentation:presentation-page-layout-name="AL1T0">
        <draw:frame presentation:style-name="pr4" draw:text-style-name="P3" draw:layer="layout" svg:width="23.088cm" svg:height="3.256cm" svg:x="3.429cm" svg:y="1.868cm" presentation:class="title">
          <draw:text-box>
            <text:p text:style-name="P3">blue</text:p>
          </draw:text-box>
        </draw:frame>
        <draw:frame presentation:style-name="pr5" draw:text-style-name="P2" draw:layer="layout" svg:width="22.577cm" svg:height="12.98cm" svg:x="4.469cm" svg:y="7.608cm" presentation:class="subtitle">
          <draw:text-box>
            <text:p text:style-name="P2">blau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1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OpenCardsID 96348841" draw:style-name="dp1" draw:master-page-name="prs-analysis" presentation:presentation-page-layout-name="AL1T0">
        <draw:frame presentation:style-name="pr4" draw:text-style-name="P3" draw:layer="layout" svg:width="23.088cm" svg:height="3.256cm" svg:x="3.429cm" svg:y="1.868cm" presentation:class="title">
          <draw:text-box>
            <text:p text:style-name="P3">black</text:p>
          </draw:text-box>
        </draw:frame>
        <draw:frame presentation:style-name="pr5" draw:text-style-name="P2" draw:layer="layout" svg:width="22.577cm" svg:height="12.98cm" svg:x="4.469cm" svg:y="7.608cm" presentation:class="subtitle">
          <draw:text-box>
            <text:p text:style-name="P2">schwarz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1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OpenCardsID 1304617047" draw:style-name="dp1" draw:master-page-name="prs-analysis" presentation:presentation-page-layout-name="AL1T0">
        <draw:frame presentation:style-name="pr4" draw:text-style-name="P3" draw:layer="layout" svg:width="23.088cm" svg:height="3.256cm" svg:x="3.429cm" svg:y="1.868cm" presentation:class="title">
          <draw:text-box>
            <text:p text:style-name="P3">white</text:p>
          </draw:text-box>
        </draw:frame>
        <draw:frame presentation:style-name="pr5" draw:text-style-name="P2" draw:layer="layout" svg:width="22.577cm" svg:height="12.98cm" svg:x="4.469cm" svg:y="7.608cm" presentation:class="subtitle">
          <draw:text-box>
            <text:p text:style-name="P2">weiss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1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25" draw:display-name="Gradient 2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2323dc" draw:start-intensity="100%" draw:end-intensity="100%" draw:angle="0" draw:border="0%"/>
    <draw:fill-image draw:name="Bitmape_20_3" draw:display-name="Bitmape 3" xlink:href="Pictures/10000000000000400000004077CDC8F9.png" xlink:type="simple" xlink:show="embed" xlink:actuate="onLoad"/>
    <draw:opacity draw:name="Transparency_20_3" draw:display-name="Transparency 3" draw:style="axial" draw:start="100%" draw:end="0%" draw:angle="45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analysis-title" style:family="presentation">
      <style:graphic-properties draw:stroke="none" draw:fill="none" draw:textarea-vertical-align="middle">
        <text:list-style style:name="prs-analysis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e6e6ff" style:text-outline="false" style:text-line-through-style="none" fo:font-family="Albany" style:font-style-name="Fett" style:font-family-generic="swiss" style:font-pitch="variable" fo:font-size="40pt" fo:font-style="normal" fo:text-shadow="1pt 1pt" style:text-underline-style="none" fo:font-weight="bold" fo:hyphenate="true"/>
    </style:style>
    <style:style style:name="prs-analysis-subtitle" style:family="presentation">
      <style:graphic-properties draw:stroke="none" draw:fill="none" draw:textarea-vertical-align="middle">
        <text:list-style style:name="prs-analysis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analysis-background" style:family="presentation">
      <style:graphic-properties draw:stroke="none" draw:fill="solid" draw:fill-color="#96c0cc" draw:fill-gradient-name="Gradient_20_7" draw:fill-image-width="1cm" draw:fill-image-height="1cm"/>
      <style:text-properties fo:hyphenate="true"/>
    </style:style>
    <style:style style:name="prs-analysi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analysis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analysis-outline1" style:family="presentation">
      <style:graphic-properties draw:stroke="none" draw:fill="none">
        <text:list-style style:name="prs-analysis-outline1">
          <text:list-level-style-bullet text:level="1" text:bullet-char="➢">
            <style:list-level-properties text:space-before="0.2cm" text:min-label-width="1.2cm"/>
            <style:text-properties fo:font-family="StarSymbol" style:font-style-name="Regular" style:font-pitch="variable" style:font-charset="x-symbol" fo:color="#125c8d" fo:font-size="100%"/>
          </text:list-level-style-bullet>
          <text:list-level-style-bullet text:level="2" text:bullet-char="➢">
            <style:list-level-properties text:space-before="1cm" text:min-label-width="1.2cm"/>
            <style:text-properties fo:font-family="StarSymbol" style:font-style-name="Regular" style:font-pitch="variable" style:font-charset="x-symbol" fo:color="#125c8d" fo:font-size="95%"/>
          </text:list-level-style-bullet>
          <text:list-level-style-bullet text:level="3" text:bullet-char="➢">
            <style:list-level-properties text:space-before="1.8cm" text:min-label-width="1.2cm"/>
            <style:text-properties fo:font-family="StarSymbol" style:font-style-name="Regular" style:font-pitch="variable" style:font-charset="x-symbol" fo:color="#125c8d" fo:font-size="75%"/>
          </text:list-level-style-bullet>
          <text:list-level-style-bullet text:level="4" text:bullet-char="➢">
            <style:list-level-properties text:space-before="2.6cm" text:min-label-width="1.2cm"/>
            <style:text-properties fo:font-family="StarSymbol" style:font-style-name="Regular" style:font-pitch="variable" style:font-charset="x-symbol" fo:color="#125c8d" fo:font-size="60%"/>
          </text:list-level-style-bullet>
          <text:list-level-style-bullet text:level="5" text:bullet-char="➢">
            <style:list-level-properties text:space-before="3.4cm" text:min-label-width="1.2cm"/>
            <style:text-properties fo:font-family="StarSymbol" style:font-style-name="Regular" style:font-pitch="variable" style:font-charset="x-symbol" fo:color="#125c8d" fo:font-size="50%"/>
          </text:list-level-style-bullet>
          <text:list-level-style-bullet text:level="6" text:bullet-char="➢">
            <style:list-level-properties text:space-before="4.2cm" text:min-label-width="1.2cm"/>
            <style:text-properties fo:font-family="StarSymbol" style:font-style-name="Regular" style:font-pitch="variable" style:font-charset="x-symbol" fo:color="#125c8d" fo:font-size="50%"/>
          </text:list-level-style-bullet>
          <text:list-level-style-bullet text:level="7" text:bullet-char="➢">
            <style:list-level-properties text:space-before="5cm" text:min-label-width="1.2cm"/>
            <style:text-properties fo:font-family="StarSymbol" style:font-style-name="Regular" style:font-pitch="variable" style:font-charset="x-symbol" fo:color="#125c8d" fo:font-size="50%"/>
          </text:list-level-style-bullet>
          <text:list-level-style-bullet text:level="8" text:bullet-char="➢">
            <style:list-level-properties text:space-before="5.8cm" text:min-label-width="1.2cm"/>
            <style:text-properties fo:font-family="StarSymbol" style:font-style-name="Regular" style:font-pitch="variable" style:font-charset="x-symbol" fo:color="#125c8d" fo:font-size="50%"/>
          </text:list-level-style-bullet>
          <text:list-level-style-bullet text:level="9" text:bullet-char="➢">
            <style:list-level-properties text:space-before="6.6cm" text:min-label-width="1.2cm"/>
            <style:text-properties fo:font-family="StarSymbol" style:font-style-name="Regular" style:font-pitch="variable" style:font-charset="x-symbol" fo:color="#125c8d" fo:font-size="50%"/>
          </text:list-level-style-bullet>
        </text:list-style>
      </style:graphic-properties>
      <style:paragraph-properties fo:margin-left="0cm" fo:margin-right="0cm" fo:text-align="start" text:enable-numbering="true" fo:text-indent="-1.2cm"/>
      <style:text-properties fo:color="#000000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 fo:hyphenate="true"/>
    </style:style>
    <style:style style:name="prs-analysis-outline2" style:family="presentation" style:parent-style-name="prs-analysis-outline1">
      <style:paragraph-properties fo:margin-left="0cm" fo:margin-right="0cm" fo:text-indent="-1.2cm"/>
      <style:text-properties fo:color="#ffffff" fo:font-size="28pt" fo:hyphenate="true"/>
    </style:style>
    <style:style style:name="prs-analysis-outline3" style:family="presentation" style:parent-style-name="prs-analysis-outline2">
      <style:paragraph-properties fo:margin-left="0cm" fo:margin-right="0cm" fo:text-indent="-1.2cm"/>
      <style:text-properties fo:color="#ffffff" fo:font-size="24pt" fo:hyphenate="true"/>
    </style:style>
    <style:style style:name="prs-analysis-outline4" style:family="presentation" style:parent-style-name="prs-analysis-outline3">
      <style:paragraph-properties fo:margin-left="0cm" fo:margin-right="0cm" fo:text-indent="-1.2cm"/>
      <style:text-properties fo:color="#ffffff" fo:font-size="20pt" fo:hyphenate="true"/>
    </style:style>
    <style:style style:name="prs-analysis-outline5" style:family="presentation" style:parent-style-name="prs-analysis-outline4">
      <style:paragraph-properties fo:margin-left="0cm" fo:margin-right="0cm" fo:text-indent="-1.2cm"/>
      <style:text-properties fo:color="#ffffff" fo:font-size="20pt" fo:hyphenate="true"/>
    </style:style>
    <style:style style:name="prs-analysis-outline6" style:family="presentation" style:parent-style-name="prs-analysis-outline5">
      <style:paragraph-properties fo:margin-left="0cm" fo:margin-right="0cm" fo:text-indent="-1.2cm"/>
      <style:text-properties fo:color="#ffffff" fo:font-size="20pt" fo:hyphenate="true"/>
    </style:style>
    <style:style style:name="prs-analysis-outline7" style:family="presentation" style:parent-style-name="prs-analysis-outline6">
      <style:paragraph-properties fo:margin-left="0cm" fo:margin-right="0cm" fo:text-indent="-1.2cm"/>
      <style:text-properties fo:color="#ffffff" fo:font-size="20pt" fo:hyphenate="true"/>
    </style:style>
    <style:style style:name="prs-analysis-outline8" style:family="presentation" style:parent-style-name="prs-analysis-outline7">
      <style:paragraph-properties fo:margin-left="0cm" fo:margin-right="0cm" fo:text-indent="-1.2cm"/>
      <style:text-properties fo:color="#ffffff" fo:font-size="20pt" fo:hyphenate="true"/>
    </style:style>
    <style:style style:name="prs-analysis-outline9" style:family="presentation" style:parent-style-name="prs-analysis-outline8">
      <style:paragraph-properties fo:margin-left="0cm" fo:margin-right="0cm" fo:text-indent="-1.2cm"/>
      <style:text-properties fo:color="#ffffff" fo:font-size="20pt" fo:hyphenate="tru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96c0cc" draw:fill-gradient-name="Gradient_20_7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 style:list-style-name="L2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003366" draw:fill-gradient-name="Gradient_20_25" draw:fill-image-name="Bitmape_20_3" draw:opacity-name="Transparency_20_3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s-analysis" style:page-layout-name="PM1" draw:style-name="dp1">
      <draw:rect draw:style-name="gr3" draw:text-style-name="P3" draw:layer="backgroundobjects" svg:width="28cm" svg:height="4.078cm" svg:x="-0.001cm" svg:y="1.445cm">
        <text:p/>
      </draw:rect>
      <draw:frame presentation:style-name="prs-analysis-title" draw:layer="backgroundobjects" svg:width="23.088cm" svg:height="3.506cm" svg:x="3.429cm" svg:y="1.743cm" presentation:class="title" presentation:placeholder="true">
        <draw:text-box draw:corner-radius="0.001cm"/>
      </draw:frame>
      <draw:frame presentation:style-name="prs-analysis-outline1" draw:layer="backgroundobjects" svg:width="22.577cm" svg:height="13.23cm" svg:x="4.469cm" svg:y="7.483cm" presentation:class="outline" presentation:placeholder="true">
        <draw:text-box draw:corner-radius="0.001cm"/>
      </draw:frame>
      <presentation:notes style:page-layout-name="PM2">
        <draw:page-thumbnail presentation:style-name="prs-analysis-title" draw:layer="backgroundobjects" svg:width="13.705cm" svg:height="10.279cm" svg:x="3.647cm" svg:y="2.853cm" presentation:class="page"/>
        <draw:frame presentation:style-name="prs-analysis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7-07-09T23:51:50</meta:creation-date>
    <dc:date>2008-07-22T08:02:55</dc:date>
    <meta:editing-cycles>67</meta:editing-cycles>
    <meta:editing-duration>PT1H49M31S</meta:editing-duration>
    <meta:user-defined meta:name="Info 1"/>
    <meta:user-defined meta:name="Info 2"/>
    <meta:user-defined meta:name="Info 3"/>
    <meta:user-defined meta:name="opencards_session_state">&lt;info.opencards.core.LeitnerSystem&gt;
  &lt;boxes&gt;
    &lt;list&gt;
      &lt;info.opencards.FlashCard&gt;
        &lt;slideTitle&gt;map&lt;/slideTitle&gt;
        &lt;slideIndex&gt;0&lt;/slideIndex&gt;
        &lt;status&gt;UNKNOWN&lt;/status&gt;
      &lt;/info.opencards.FlashCard&gt;
      &lt;info.opencards.FlashCard&gt;
        &lt;slideTitle&gt;pen&lt;/slideTitle&gt;
        &lt;slideIndex&gt;1&lt;/slideIndex&gt;
        &lt;status reference="../../info.opencards.FlashCard/status"/&gt;
      &lt;/info.opencards.FlashCard&gt;
      &lt;info.opencards.FlashCard&gt;
        &lt;slideTitle&gt;spring&lt;/slideTitle&gt;
        &lt;slideIndex&gt;5&lt;/slideIndex&gt;
        &lt;status reference="../../info.opencards.FlashCard/status"/&gt;
      &lt;/info.opencards.FlashCard&gt;
      &lt;info.opencards.FlashCard&gt;
        &lt;slideTitle&gt;to feel&lt;/slideTitle&gt;
        &lt;slideIndex&gt;7&lt;/slideIndex&gt;
        &lt;status reference="../../info.opencards.FlashCard/status"/&gt;
      &lt;/info.opencards.FlashCard&gt;
      &lt;info.opencards.FlashCard&gt;
        &lt;slideTitle&gt;today&lt;/slideTitle&gt;
        &lt;slideIndex&gt;8&lt;/slideIndex&gt;
        &lt;status reference="../../info.opencards.FlashCard/status"/&gt;
      &lt;/info.opencards.FlashCard&gt;
      &lt;info.opencards.FlashCard&gt;
        &lt;slideTitle&gt;people&lt;/slideTitle&gt;
        &lt;slideIndex&gt;9&lt;/slideIndex&gt;
        &lt;status reference="../../info.opencards.FlashCard/status"/&gt;
      &lt;/info.opencards.FlashCard&gt;
      &lt;info.opencards.FlashCard&gt;
        &lt;slideTitle&gt;to ask&lt;/slideTitle&gt;
        &lt;slideIndex&gt;10&lt;/slideIndex&gt;
        &lt;status reference="../../info.opencards.FlashCard/status"/&gt;
      &lt;/info.opencards.FlashCard&gt;
      &lt;info.opencards.FlashCard&gt;
        &lt;slideTitle&gt;knife&lt;/slideTitle&gt;
        &lt;slideIndex&gt;3&lt;/slideIndex&gt;
        &lt;status&gt;FAILED&lt;/status&gt;
      &lt;/info.opencards.FlashCard&gt;
      &lt;info.opencards.FlashCard&gt;
        &lt;slideTitle&gt;sometimes&lt;/slideTitle&gt;
        &lt;slideIndex&gt;4&lt;/slideIndex&gt;
        &lt;status reference="../../info.opencards.FlashCard[8]/status"/&gt;
      &lt;/info.opencards.FlashCard&gt;
    &lt;/list&gt;
    &lt;list&gt;
      &lt;info.opencards.FlashCard&gt;
        &lt;slideTitle&gt;cool&lt;/slideTitle&gt;
        &lt;slideIndex&gt;11&lt;/slideIndex&gt;
        &lt;status&gt;LEARNT&lt;/status&gt;
      &lt;/info.opencards.FlashCard&gt;
    &lt;/list&gt;
    &lt;list&gt;
      &lt;info.opencards.FlashCard&gt;
        &lt;slideTitle&gt;new words &lt;/slideTitle&gt;
        &lt;slideIndex&gt;2&lt;/slideIndex&gt;
        &lt;status reference="../../../list[2]/info.opencards.FlashCard/status"/&gt;
      &lt;/info.opencards.FlashCard&gt;
      &lt;info.opencards.FlashCard&gt;
        &lt;slideTitle&gt;beautiful&lt;/slideTitle&gt;
        &lt;slideIndex&gt;6&lt;/slideIndex&gt;
        &lt;status reference="../../../list[2]/info.opencards.FlashCard/status"/&gt;
      &lt;/info.opencards.FlashCard&gt;
    &lt;/list&gt;
    &lt;list/&gt;
    &lt;list/&gt;
  &lt;/boxes&gt;
&lt;/info.opencards.core.LeitnerSystem&gt;</meta:user-defined>
    <meta:user-defined meta:name="opencards_itemCollection" meta:value-type="string">&lt;info.opencards.core.ItemCollection serialization="custom"&gt;
  &lt;unserializable-parents/&gt;
  &lt;list&gt;
    &lt;default&gt;
      &lt;size&gt;12&lt;/size&gt;
    &lt;/default&gt;
    &lt;int&gt;13&lt;/int&gt;
    &lt;info.opencards.oimputils.ImpressItem&gt;
      &lt;slideTitle&gt;map&lt;/slideTitle&gt;
      &lt;slideIndex&gt;0&lt;/slideIndex&gt;
      &lt;easiness&gt;2.5&lt;/easiness&gt;
      &lt;numRepetition&gt;1&lt;/numRepetition&gt;
      &lt;lastQuery&gt;2007-09-20 00:13:30.531 CEST&lt;/lastQuery&gt;
      &lt;isReverse&gt;false&lt;/isReverse&gt;
    &lt;/info.opencards.oimputils.ImpressItem&gt;
    &lt;info.opencards.oimputils.ImpressItem&gt;
      &lt;slideTitle&gt;pen&lt;/slideTitle&gt;
      &lt;slideIndex&gt;1&lt;/slideIndex&gt;
      &lt;easiness&gt;2.5&lt;/easiness&gt;
      &lt;numRepetition&gt;1&lt;/numRepetition&gt;
      &lt;lastQuery&gt;2007-09-20 00:13:32.328 CEST&lt;/lastQuery&gt;
      &lt;isReverse&gt;false&lt;/isReverse&gt;
    &lt;/info.opencards.oimputils.ImpressItem&gt;
    &lt;info.opencards.oimputils.ImpressItem&gt;
      &lt;slideTitle&gt;new words &lt;/slideTitle&gt;
      &lt;slideIndex&gt;2&lt;/slideIndex&gt;
      &lt;easiness&gt;2.5&lt;/easiness&gt;
      &lt;numRepetition&gt;1&lt;/numRepetition&gt;
      &lt;lastQuery&gt;2007-09-20 00:13:31.203 CEST&lt;/lastQuery&gt;
      &lt;isReverse&gt;false&lt;/isReverse&gt;
    &lt;/info.opencards.oimputils.ImpressItem&gt;
    &lt;info.opencards.oimputils.ImpressItem&gt;
      &lt;slideTitle&gt;knife&lt;/slideTitle&gt;
      &lt;slideIndex&gt;3&lt;/slideIndex&gt;
      &lt;easiness&gt;2.5&lt;/easiness&gt;
      &lt;numRepetition&gt;1&lt;/numRepetition&gt;
      &lt;lastQuery&gt;2007-09-20 00:13:28.500 CEST&lt;/lastQuery&gt;
      &lt;isReverse&gt;false&lt;/isReverse&gt;
    &lt;/info.opencards.oimputils.ImpressItem&gt;
    &lt;info.opencards.oimputils.ImpressItem&gt;
      &lt;slideTitle&gt;sometimes&lt;/slideTitle&gt;
      &lt;slideIndex&gt;4&lt;/slideIndex&gt;
      &lt;easiness&gt;2.5&lt;/easiness&gt;
      &lt;numRepetition&gt;1&lt;/numRepetition&gt;
      &lt;lastQuery&gt;2007-09-20 00:13:30.859 CEST&lt;/lastQuery&gt;
      &lt;isReverse&gt;false&lt;/isReverse&gt;
    &lt;/info.opencards.oimputils.ImpressItem&gt;
    &lt;info.opencards.oimputils.ImpressItem&gt;
      &lt;slideTitle&gt;spring&lt;/slideTitle&gt;
      &lt;slideIndex&gt;5&lt;/slideIndex&gt;
      &lt;easiness&gt;2.5&lt;/easiness&gt;
      &lt;numRepetition&gt;1&lt;/numRepetition&gt;
      &lt;lastQuery&gt;2007-09-20 00:13:30.187 CEST&lt;/lastQuery&gt;
      &lt;isReverse&gt;false&lt;/isReverse&gt;
    &lt;/info.opencards.oimputils.ImpressItem&gt;
    &lt;info.opencards.oimputils.ImpressItem&gt;
      &lt;slideTitle&gt;beautiful&lt;/slideTitle&gt;
      &lt;slideIndex&gt;6&lt;/slideIndex&gt;
      &lt;easiness&gt;2.5&lt;/easiness&gt;
      &lt;numRepetition&gt;1&lt;/numRepetition&gt;
      &lt;lastQuery&gt;2007-09-20 00:13:33.937 CEST&lt;/lastQuery&gt;
      &lt;isReverse&gt;false&lt;/isReverse&gt;
    &lt;/info.opencards.oimputils.ImpressItem&gt;
    &lt;info.opencards.oimputils.ImpressItem&gt;
      &lt;slideTitle&gt;to feel&lt;/slideTitle&gt;
      &lt;slideIndex&gt;7&lt;/slideIndex&gt;
      &lt;easiness&gt;2.5&lt;/easiness&gt;
      &lt;numRepetition&gt;1&lt;/numRepetition&gt;
      &lt;lastQuery&gt;2007-09-20 00:13:54.234 CEST&lt;/lastQuery&gt;
      &lt;isReverse&gt;false&lt;/isReverse&gt;
    &lt;/info.opencards.oimputils.ImpressItem&gt;
    &lt;info.opencards.oimputils.ImpressItem&gt;
      &lt;slideTitle&gt;today&lt;/slideTitle&gt;
      &lt;slideIndex&gt;8&lt;/slideIndex&gt;
      &lt;easiness&gt;2.5&lt;/easiness&gt;
      &lt;numRepetition&gt;1&lt;/numRepetition&gt;
      &lt;lastQuery&gt;2007-09-20 00:13:31.531 CEST&lt;/lastQuery&gt;
      &lt;isReverse&gt;false&lt;/isReverse&gt;
    &lt;/info.opencards.oimputils.ImpressItem&gt;
    &lt;info.opencards.oimputils.ImpressItem&gt;
      &lt;slideTitle&gt;people&lt;/slideTitle&gt;
      &lt;slideIndex&gt;9&lt;/slideIndex&gt;
      &lt;easiness&gt;2.5&lt;/easiness&gt;
      &lt;numRepetition&gt;1&lt;/numRepetition&gt;
      &lt;lastQuery&gt;2007-09-20 00:13:33.78 CEST&lt;/lastQuery&gt;
      &lt;isReverse&gt;false&lt;/isReverse&gt;
    &lt;/info.opencards.oimputils.ImpressItem&gt;
    &lt;info.opencards.oimputils.ImpressItem&gt;
      &lt;slideTitle&gt;to ask&lt;/slideTitle&gt;
      &lt;slideIndex&gt;10&lt;/slideIndex&gt;
      &lt;easiness&gt;2.5&lt;/easiness&gt;
      &lt;numRepetition&gt;0&lt;/numRepetition&gt;
      &lt;lastQuery&gt;1970-01-01 01:00:00.0 CET&lt;/lastQuery&gt;
      &lt;isReverse&gt;false&lt;/isReverse&gt;
    &lt;/info.opencards.oimputils.ImpressItem&gt;
    &lt;info.opencards.oimputils.ImpressItem&gt;
      &lt;slideTitle&gt;cool&lt;/slideTitle&gt;
      &lt;slideIndex&gt;11&lt;/slideIndex&gt;
      &lt;easiness&gt;2.5&lt;/easiness&gt;
      &lt;numRepetition&gt;0&lt;/numRepetition&gt;
      &lt;lastQuery&gt;1970-01-01 01:00:00.0 CET&lt;/lastQuery&gt;
      &lt;isReverse&gt;false&lt;/isReverse&gt;
    &lt;/info.opencards.oimputils.ImpressItem&gt;
  &lt;/list&gt;
  &lt;info.opencards.core.ItemCollection&gt;
    &lt;default&gt;
      &lt;props/&gt;
    &lt;/default&gt;
  &lt;/info.opencards.core.ItemCollection&gt;
&lt;/info.opencards.core.ItemCollection&gt;</meta:user-defined>
    <meta:user-defined meta:name="opencards_flashcardCollection" meta:value-type="string">&lt;info.opencards.core.FlashCardCollection serialization="custom"&gt;
  &lt;unserializable-parents/&gt;
  &lt;list&gt;
    &lt;default&gt;
      &lt;size&gt;5&lt;/size&gt;
    &lt;/default&gt;
    &lt;int&gt;16&lt;/int&gt;
    &lt;info.opencards.core.FlashCard&gt;
      &lt;cardTitle&gt;green&lt;/cardTitle&gt;
      &lt;cardID&gt;556536888&lt;/cardID&gt;
      &lt;cardIndex&gt;0&lt;/cardIndex&gt;
      &lt;revPolicy&gt;RANDOM_REVERSE&lt;/revPolicy&gt;
    &lt;/info.opencards.core.FlashCard&gt;
    &lt;info.opencards.core.FlashCard&gt;
      &lt;cardTitle&gt;red&lt;/cardTitle&gt;
      &lt;cardID&gt;622655865&lt;/cardID&gt;
      &lt;cardIndex&gt;1&lt;/cardIndex&gt;
      &lt;revPolicy reference="../../info.opencards.core.FlashCard/revPolicy"/&gt;
    &lt;/info.opencards.core.FlashCard&gt;
    &lt;info.opencards.core.FlashCard&gt;
      &lt;cardTitle&gt;blue&lt;/cardTitle&gt;
      &lt;cardID&gt;1660528115&lt;/cardID&gt;
      &lt;cardIndex&gt;2&lt;/cardIndex&gt;
      &lt;revPolicy reference="../../info.opencards.core.FlashCard/revPolicy"/&gt;
    &lt;/info.opencards.core.FlashCard&gt;
    &lt;info.opencards.core.FlashCard&gt;
      &lt;cardTitle&gt;black&lt;/cardTitle&gt;
      &lt;cardID&gt;96348841&lt;/cardID&gt;
      &lt;cardIndex&gt;3&lt;/cardIndex&gt;
      &lt;revPolicy reference="../../info.opencards.core.FlashCard/revPolicy"/&gt;
    &lt;/info.opencards.core.FlashCard&gt;
    &lt;info.opencards.core.FlashCard&gt;
      &lt;cardTitle&gt;white&lt;/cardTitle&gt;
      &lt;cardID&gt;1304617047&lt;/cardID&gt;
      &lt;cardIndex&gt;4&lt;/cardIndex&gt;
      &lt;revPolicy reference="../../info.opencards.core.FlashCard/revPolicy"/&gt;
    &lt;/info.opencards.core.FlashCard&gt;
  &lt;/list&gt;
  &lt;info.opencards.core.FlashCardCollection&gt;
    &lt;default&gt;
      &lt;itColls&gt;
        &lt;entry&gt;
          &lt;java-class&gt;info.opencards.learnstrats.ltm.LTMItem&lt;/java-class&gt;
          &lt;info.opencards.learnstrats.ltm.LTMCollection serialization="custom"&gt;
            &lt;unserializable-parents/&gt;
            &lt;list&gt;
              &lt;default&gt;
                &lt;size&gt;5&lt;/size&gt;
              &lt;/default&gt;
              &lt;int&gt;16&lt;/int&gt;
              &lt;info.opencards.learnstrats.ltm.LTMItem&gt;
                &lt;easiness&gt;2.6&lt;/easiness&gt;
                &lt;numRepetition&gt;1&lt;/numRepetition&gt;
                &lt;lastQuery&gt;2008-04-05 19:46:35.218 PDT&lt;/lastQuery&gt;
                &lt;parentCard reference="../../../../../../../../list/info.opencards.core.FlashCard"/&gt;
                &lt;itemProps/&gt;
              &lt;/info.opencards.learnstrats.ltm.LTMItem&gt;
              &lt;info.opencards.learnstrats.ltm.LTMItem&gt;
                &lt;easiness&gt;2.6&lt;/easiness&gt;
                &lt;numRepetition&gt;1&lt;/numRepetition&gt;
                &lt;lastQuery&gt;2008-04-05 19:46:36.500 PDT&lt;/lastQuery&gt;
                &lt;parentCard reference="../../../../../../../../list/info.opencards.core.FlashCard[2]"/&gt;
                &lt;itemProps/&gt;
              &lt;/info.opencards.learnstrats.ltm.LTMItem&gt;
              &lt;info.opencards.learnstrats.ltm.LTMItem&gt;
                &lt;easiness&gt;2.36&lt;/easiness&gt;
                &lt;numRepetition&gt;1&lt;/numRepetition&gt;
                &lt;lastQuery&gt;2008-04-05 19:46:43.78 PDT&lt;/lastQuery&gt;
                &lt;parentCard reference="../../../../../../../../list/info.opencards.core.FlashCard[3]"/&gt;
                &lt;itemProps/&gt;
              &lt;/info.opencards.learnstrats.ltm.LTMItem&gt;
              &lt;info.opencards.learnstrats.ltm.LTMItem&gt;
                &lt;easiness&gt;2.5&lt;/easiness&gt;
                &lt;numRepetition&gt;1&lt;/numRepetition&gt;
                &lt;lastQuery&gt;2008-04-05 19:46:41.562 PDT&lt;/lastQuery&gt;
                &lt;parentCard reference="../../../../../../../../list/info.opencards.core.FlashCard[4]"/&gt;
                &lt;itemProps/&gt;
              &lt;/info.opencards.learnstrats.ltm.LTMItem&gt;
              &lt;info.opencards.learnstrats.ltm.LTMItem&gt;
                &lt;easiness&gt;2.6&lt;/easiness&gt;
                &lt;numRepetition&gt;1&lt;/numRepetition&gt;
                &lt;lastQuery&gt;2008-04-05 19:46:37.546 PDT&lt;/lastQuery&gt;
                &lt;parentCard reference="../../../../../../../../list/info.opencards.core.FlashCard[5]"/&gt;
                &lt;itemProps/&gt;
              &lt;/info.opencards.learnstrats.ltm.LTMItem&gt;
            &lt;/list&gt;
            &lt;info.opencards.core.ItemCollection&gt;
              &lt;default&gt;
                &lt;props&gt;
                  &lt;entry&gt;
                    &lt;string&gt;retPolicy&lt;/string&gt;
                    &lt;int&gt;90&lt;/int&gt;
                  &lt;/entry&gt;
                &lt;/props&gt;
              &lt;/default&gt;
            &lt;/info.opencards.core.ItemCollection&gt;
          &lt;/info.opencards.learnstrats.ltm.LTMCollection&gt;
        &lt;/entry&gt;
        &lt;entry&gt;
          &lt;java-class&gt;info.opencards.learnstrats.leitner.LeitnerItem&lt;/java-class&gt;
          &lt;info.opencards.learnstrats.leitner.LeitnerSystem serialization="custom"&gt;
            &lt;unserializable-parents/&gt;
            &lt;list&gt;
              &lt;default&gt;
                &lt;size&gt;5&lt;/size&gt;
              &lt;/default&gt;
              &lt;int&gt;10&lt;/int&gt;
              &lt;info.opencards.learnstrats.leitner.LeitnerItem&gt;
                &lt;itemState&gt;0&lt;/itemState&gt;
                &lt;parentCard reference="../../../../../../../../list/info.opencards.core.FlashCard"/&gt;
              &lt;/info.opencards.learnstrats.leitner.LeitnerItem&gt;
              &lt;info.opencards.learnstrats.leitner.LeitnerItem&gt;
                &lt;itemState&gt;5&lt;/itemState&gt;
                &lt;parentCard reference="../../../../../../../../list/info.opencards.core.FlashCard[2]"/&gt;
              &lt;/info.opencards.learnstrats.leitner.LeitnerItem&gt;
              &lt;info.opencards.learnstrats.leitner.LeitnerItem&gt;
                &lt;itemState&gt;5&lt;/itemState&gt;
                &lt;parentCard reference="../../../../../../../../list/info.opencards.core.FlashCard[3]"/&gt;
              &lt;/info.opencards.learnstrats.leitner.LeitnerItem&gt;
              &lt;info.opencards.learnstrats.leitner.LeitnerItem&gt;
                &lt;itemState&gt;5&lt;/itemState&gt;
                &lt;parentCard reference="../../../../../../../../list/info.opencards.core.FlashCard[4]"/&gt;
              &lt;/info.opencards.learnstrats.leitner.LeitnerItem&gt;
              &lt;info.opencards.learnstrats.leitner.LeitnerItem&gt;
                &lt;itemState&gt;5&lt;/itemState&gt;
                &lt;parentCard reference="../../../../../../../../list/info.opencards.core.FlashCard[5]"/&gt;
              &lt;/info.opencards.learnstrats.leitner.LeitnerItem&gt;
            &lt;/list&gt;
            &lt;info.opencards.core.ItemCollection&gt;
              &lt;default&gt;
                &lt;props&gt;
                  &lt;entry&gt;
                    &lt;string&gt;leitlearn.timeLimitSpinner&lt;/string&gt;
                    &lt;int&gt;10&lt;/int&gt;
                  &lt;/entry&gt;
                  &lt;entry&gt;
                    &lt;string&gt;leitlearn.mode&lt;/string&gt;
                    &lt;int&gt;3&lt;/int&gt;
                  &lt;/entry&gt;
                  &lt;entry&gt;
                    &lt;string&gt;leitlearn.cardLimitSpinner&lt;/string&gt;
                    &lt;int&gt;10&lt;/int&gt;
                  &lt;/entry&gt;
                &lt;/props&gt;
              &lt;/default&gt;
            &lt;/info.opencards.core.ItemCollection&gt;
            &lt;info.opencards.learnstrats.leitner.LeitnerSystem&gt;
              &lt;default&gt;
                &lt;initBox&gt;0&lt;/initBox&gt;
                &lt;boxes&gt;
                  &lt;list&gt;
                    &lt;info.opencards.learnstrats.leitner.LeitnerItem reference="../../../../../list/info.opencards.learnstrats.leitner.LeitnerItem"/&gt;
                  &lt;/list&gt;
                  &lt;list&gt;
                    &lt;info.opencards.learnstrats.leitner.LeitnerItem reference="../../../../../list/info.opencards.learnstrats.leitner.LeitnerItem[3]"/&gt;
                  &lt;/list&gt;
                  &lt;list&gt;
                    &lt;info.opencards.learnstrats.leitner.LeitnerItem reference="../../../../../list/info.opencards.learnstrats.leitner.LeitnerItem[2]"/&gt;
                  &lt;/list&gt;
                  &lt;list&gt;
                    &lt;info.opencards.learnstrats.leitner.LeitnerItem reference="../../../../../list/info.opencards.learnstrats.leitner.LeitnerItem[4]"/&gt;
                  &lt;/list&gt;
                  &lt;list&gt;
                    &lt;info.opencards.learnstrats.leitner.LeitnerItem reference="../../../../../list/info.opencards.learnstrats.leitner.LeitnerItem[5]"/&gt;
                  &lt;/list&gt;
                &lt;/boxes&gt;
              &lt;/default&gt;
            &lt;/info.opencards.learnstrats.leitner.LeitnerSystem&gt;
          &lt;/info.opencards.learnstrats.leitner.LeitnerSystem&gt;
        &lt;/entry&gt;
      &lt;/itColls&gt;
      &lt;syncStates&gt;
        &lt;entry&gt;
          &lt;java-class&gt;info.opencards.learnstrats.ltm.LTMItem&lt;/java-class&gt;
          &lt;boolean&gt;true&lt;/boolean&gt;
        &lt;/entry&gt;
        &lt;entry&gt;
          &lt;java-class&gt;info.opencards.learnstrats.leitner.LeitnerItem&lt;/java-class&gt;
          &lt;boolean&gt;true&lt;/boolean&gt;
        &lt;/entry&gt;
      &lt;/syncStates&gt;
    &lt;/default&gt;
  &lt;/info.opencards.core.FlashCardCollection&gt;
&lt;/info.opencards.core.FlashCardCollection&gt;</meta:user-defined>
    <meta:document-statistic meta:object-count="35"/>
  </office:meta>
</office:document-meta>
</file>